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4ea6b" draw:textarea-horizontal-align="justify" draw:textarea-vertical-align="middle" draw:auto-grow-height="false" fo:min-height="10.95cm" fo:min-width="41.5cm"/>
    </style:style>
    <style:style style:name="gr2" style:family="graphic" style:parent-style-name="standard">
      <style:graphic-properties draw:stroke="none" draw:fill-color="#224b12" draw:textarea-horizontal-align="justify" draw:textarea-vertical-align="middle" draw:auto-grow-height="false" fo:min-height="39.95cm" fo:min-width="41.8cm"/>
    </style:style>
    <style:style style:name="gr3" style:family="graphic" style:parent-style-name="standard">
      <style:graphic-properties draw:stroke="none" draw:fill-color="#5eb91e" draw:textarea-horizontal-align="justify" draw:textarea-vertical-align="middle" draw:auto-grow-height="false" fo:min-height="40.05cm" fo:min-width="41.8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24cm" fo:min-width="0.90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324cm" fo:min-width="1.808cm"/>
    </style:style>
    <style:style style:name="P1" style:family="paragraph">
      <loext:graphic-properties draw:fill-color="#d4ea6b"/>
      <style:paragraph-properties fo:text-align="center"/>
    </style:style>
    <style:style style:name="P2" style:family="paragraph">
      <loext:graphic-properties draw:fill-color="#224b12"/>
      <style:paragraph-properties fo:text-align="center"/>
    </style:style>
    <style:style style:name="P3" style:family="paragraph">
      <loext:graphic-properties draw:fill-color="#5eb91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2cm" svg:height="11.2cm" svg:x="30.7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40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3" draw:layer="layout" svg:width="42.3cm" svg:height="40.3cm" svg:x="30.5cm" svg:y="17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0.647cm" svg:y="17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0.647cm" svg:y="20.2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0.647cm" svg:y="22.5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0.6cm" svg:y="24.8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0.647cm" svg:y="27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1.492cm" svg:y="19.1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1.492cm" svg:y="21.4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1.492cm" svg:y="23.7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1.492cm" svg:y="25.9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408cm" svg:height="0.974cm" svg:x="51.492cm" svg:y="2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308cm" svg:height="1.574cm" svg:x="50.592cm" svg:y="29.12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0:56:46.794681513</dc:date>
    <meta:editing-duration>PT21M42S</meta:editing-duration>
    <meta:editing-cycles>4</meta:editing-cycles>
    <meta:generator>LibreOffice/6.1.5.2$Linux_X86_64 LibreOffice_project/10$Build-2</meta:generator>
    <meta:document-statistic meta:object-count="14"/>
  </office:meta>
</office:document-meta>
</file>